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5.0315in" svg:y="0.1024in">
            <draw:object draw:notify-on-update-of-ranges="Sheet1.A3:Sheet1.A9 Sheet1.B1:Sheet1.B1 Sheet1.B3:Sheet1.B9 Sheet1.C1:Sheet1.C1 Sheet1.C3:Sheet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umber of Threads </text:p>
          </table:table-cell>
          <table:table-cell office:value-type="string">
            <text:p>GFLOPS</text:p>
          </table:table-cell>
          <table:table-cell office:value-type="string">
            <text:p>GIOP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272">
            <text:p>9.272</text:p>
          </table:table-cell>
          <table:table-cell office:value-type="float" office:value="9.379">
            <text:p>9.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2">
            <text:p>16.62</text:p>
          </table:table-cell>
          <table:table-cell office:value-type="float" office:value="18.328">
            <text:p>18.3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439">
            <text:p>22.439</text:p>
          </table:table-cell>
          <table:table-cell office:value-type="float" office:value="24.213">
            <text:p>24.2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.087">
            <text:p>23.087</text:p>
          </table:table-cell>
          <table:table-cell office:value-type="float" office:value="24.738">
            <text:p>24.73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.197">
            <text:p>24.197</text:p>
          </table:table-cell>
          <table:table-cell office:value-type="float" office:value="25.669">
            <text:p>25.6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551">
            <text:p>24.551</text:p>
          </table:table-cell>
          <table:table-cell office:value-type="float" office:value="25.585">
            <text:p>25.58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.545">
            <text:p>25.545</text:p>
          </table:table-cell>
          <table:table-cell office:value-type="float" office:value="26.557">
            <text:p>26.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6:20:37.092524426</meta:creation-date>
    <dc:date>2014-09-23T18:41:33</dc:date>
    <meta:editing-duration>PT1H14M29S</meta:editing-duration>
    <meta:editing-cycles>22</meta:editing-cycles>
    <meta:generator>LibreOffice/3.5$Linux_X86_64 LibreOffice_project/350m1$Build-2</meta:generator>
    <dc:creator>Sandeep </dc:cre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8" chart:origin="0" chart:interval-major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Sheet1.A3:Sheet1.C9 Sheet1.B1:Sheet1.C1" chart:data-source-has-labels="both" svg:x="1.55cm" svg:y="0.855cm" svg:width="11.064cm" svg:height="6.84cm">
          <chartooo:coordinate-region svg:x="2.171cm" svg:y="1.054cm" svg:width="10.256cm" svg:height="5.994cm"/>
          <chart:axis chart:dimension="x" chart:name="primary-x" chart:style-name="ch4" chartooo:axis-type="auto">
            <chartooo:date-scale/>
            <chart:title svg:x="4.86cm" svg:y="7.92cm" chart:style-name="ch5">
              <text:p>Number of Threads</text:p>
            </chart:title>
            <chart:categories table:cell-range-address="Sheet1.A3:Sheet1.A9"/>
          </chart:axis>
          <chart:axis chart:dimension="y" chart:name="primary-y" chart:style-name="ch6">
            <chart:title svg:x="0.209cm" svg:y="6.156cm" chart:style-name="ch7">
              <text:p>GFLOPS/GIOPS</text:p>
            </chart:title>
            <chart:grid chart:style-name="ch8" chart:class="major"/>
          </chart:axis>
          <chart:series chart:style-name="ch9" chart:values-cell-range-address="Sheet1.B3:Sheet1.B9" chart:label-cell-address="Sheet1.B1:Sheet1.B1" chart:class="chart:line">
            <chart:data-point chart:repeated="7"/>
          </chart:series>
          <chart:series chart:style-name="ch10" chart:values-cell-range-address="Sheet1.C3:Sheet1.C9" chart:label-cell-address="Sheet1.C1:Sheet1.C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</text:p>
                <draw:g>
                  <svg:desc>Sheet1.B1:Sheet1.B1</svg:desc>
                </draw:g>
              </table:table-cell>
              <table:table-cell office:value-type="string">
                <text:p>GIOP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9</svg:desc>
                </draw:g>
              </table:table-cell>
              <table:table-cell office:value-type="float" office:value="9.272">
                <text:p>9.272</text:p>
                <draw:g>
                  <svg:desc>Sheet1.B3:Sheet1.B9</svg:desc>
                </draw:g>
              </table:table-cell>
              <table:table-cell office:value-type="float" office:value="9.379">
                <text:p>9.379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.62">
                <text:p>16.62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439">
                <text:p>22.439</text:p>
              </table:table-cell>
              <table:table-cell office:value-type="float" office:value="24.213">
                <text:p>24.2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087">
                <text:p>23.087</text:p>
              </table:table-cell>
              <table:table-cell office:value-type="float" office:value="24.738">
                <text:p>24.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.197">
                <text:p>24.197</text:p>
              </table:table-cell>
              <table:table-cell office:value-type="float" office:value="25.669">
                <text:p>25.6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.551">
                <text:p>24.551</text:p>
              </table:table-cell>
              <table:table-cell office:value-type="float" office:value="25.585">
                <text:p>25.5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.545">
                <text:p>25.545</text:p>
              </table:table-cell>
              <table:table-cell office:value-type="float" office:value="26.557">
                <text:p>26.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